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099cm" table:align="margins"/>
    </style:style>
    <style:style style:name="Table1.A" style:family="table-column">
      <style:table-column-properties style:column-width="5.099cm" style:rel-column-width="19657*"/>
    </style:style>
    <style:style style:name="Table1.A1" style:family="table-cell">
      <style:table-cell-properties style:vertical-align="middle" fo:padding="0.079cm" fo:border="0.035cm solid #808080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able_20_Contents">
      <style:paragraph-properties fo:margin-top="0cm" fo:margin-bottom="0.499cm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pplications</text:h>
      <text:h text:style-name="Heading_20_4" text:outline-level="4">File Revision</text:h>
      <text:p text:style-name="Text_20_body">The Unix command <text:span text:style-name="Source_20_Text">diff f1 f2</text:span> finds the <text:span text:style-name="Emphasis">difference</text:span> between files f1 and f2, producing an <text:span text:style-name="Emphasis">edit script</text:span> to convert f1 into f2. If two (or more) computers share copies of a large file F, and someone on machine-1 edits <text:span text:style-name="Source_20_Text">F=F.bak</text:span>, making a few changes, to give <text:span text:style-name="Source_20_Text">F.new</text:span>, it might be very expensive and/or slow to transmit the whole revised file <text:span text:style-name="Source_20_Text">F.new</text:span> to machine-2. However, <text:span text:style-name="Source_20_Text">diff F.bak F.new</text:span> will give a <text:span text:style-name="Emphasis">small</text:span> edit script which can be transmitted quickly to machine-2 where the local copy of the file can be updated to equal <text:span text:style-name="Source_20_Text">F.new</text:span>. </text:p>
      <text:p text:style-name="Text_20_body"><text:span text:style-name="Source_20_Text">diff</text:span> treats a whole line as a "character" and uses a special edit-distance algorithm that is fast when the "alphabet" is large and there are few chance matches between elements of the two strings (files). In contrast, there are many chance character-matches in DNA where the alphabet size is just 4, {A,C,G,T}. </text:p>
      <text:p text:style-name="Text_20_body">Try `<text:span text:style-name="Source_20_Text">man diff</text:span>' to see the manual entry for diff. </text:p>
      <text:h text:style-name="Heading_20_4" text:outline-level="4">Remote Screen Update Problem</text:h>
      <text:p text:style-name="Text_20_body">If a computer program on machine-1 is being used by someone from a screen on (distant) machine-2, e.g. via <text:span text:style-name="Source_20_Text">rlogin</text:span> etc., then machine-1 may need to update the screen on machine-2 as the computation proceeds. One approach is for the program (on machine-1) to keep a "picture" of what the screen currently is (on machine-2) and another picture of what it should become. The differences can be found (by an algorithm related to edit-distance) and the differences transmitted<text:span text:style-name="Source_20_Text">...</text:span> saving on transmission band-width. </text:p>
      <text:h text:style-name="Heading_20_4" text:outline-level="4">Spelling Correction</text:h>
      <text:p text:style-name="Text_20_body">Algorithms related to the edit distance may be used in spelling correctors. If a text contains a word, w, that is not in the dictionary, a `close' word, i.e. one with a small edit distance to w, may be suggested as a correction. </text:p>
      <text:p text:style-name="Text_20_body">Transposition errors are common in written text. A transposition can be treated as a deletion plus an insertion, but a simple variation on the algorithm can treat a transposition as a single point mutation. </text:p>
      <text:h text:style-name="Heading_20_4" text:outline-level="4">Plagiarism Detection</text:h>
      <text:p text:style-name="Text_20_body">The edit distance provides an indication of similarity that might be too close in some situations ... think about it. </text:p>
      <text:h text:style-name="Heading_20_4" text:outline-level="4">Molecular Biology</text:h>
      <text:p text:style-name="Text_20_body"><draw:frame draw:style-name="fr1" draw:name="Frame1" text:anchor-type="paragraph" svg:width="2.2cm" style:rel-width="30%" draw:z-index="0"><draw:text-box fo:min-height="0cm"><table:table table:name="Table1" table:style-name="Table1"><table:table-column table:style-name="Table1.A"/><table:table-row><table:table-cell table:style-name="Table1.A1" office:value-type="string"><text:h text:style-name="Heading_20_4" text:outline-level="4">Example</text:h><text:p text:style-name="P3">An example of a DNA sequence from `Genebank' can be found [<text:a xlink:type="simple" xlink:href="http://www.csse.monash.edu.au/%7Elloyd/tildeAlgDS/Dynamic/HUMHBB/">here</text:a>]. The simple edit distance algorithm would normally be run on sequences of <text:span text:style-name="Emphasis">at most</text:span> a few thousand bases. </text:p></table:table-cell></table:table-row></table:table></draw:text-box></draw:frame>The edit distance gives an indication of how `close' two strings are. Similar measures are used to compute a distance between DNA sequences (strings over {A,C,G,T}, or protein sequences (over an alphabet of 20 amino acids), for various purposes, e.g.: </text:p>
      <text:list xml:id="list799116298" text:style-name="L1">
        <text:list-item>
          <text:p text:style-name="P2">to find genes or proteins that may have shared functions or properties </text:p>
        </text:list-item>
        <text:list-item>
          <text:p text:style-name="P1">to infer family relationships and evolutionary trees over different organisms </text:p>
        </text:list-item>
      </text:list>
      <text:h text:style-name="Heading_20_4" text:outline-level="4"><text:soft-page-break/>Speech Recognition</text:h>
      <text:p text:style-name="Text_20_body">Algorithms similar to those for the edit-distance problem are used in some speech recognition systems: find a close match between a new utterance and one in a library of classified utteranc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09-23T22:28:11</meta:creation-date>
    <meta:document-statistic meta:table-count="1" meta:image-count="0" meta:object-count="0" meta:page-count="2" meta:paragraph-count="20" meta:word-count="476" meta:character-count="2842"/>
    <dc:date>2012-09-23T22:28:39</dc:date>
    <dc:creator>Tejas </dc:creator>
    <meta:editing-duration>PT00H00M28S</meta:editing-duration>
    <meta:editing-cycles>1</meta:editing-cycles>
    <meta:generator>OpenOffice.org/3.2$Linux OpenOffice.org_project/320m12$Build-9483</meta:generator>
  </office:meta>
</office:document-meta>
</file>